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b6f2" officeooo:paragraph-rsid="000fb6f2"/>
    </style:style>
    <style:style style:name="T1" style:family="text">
      <style:text-properties officeooo:rsid="00109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de Cores padroes :</text:p>
      <text:p text:style-name="P1"/>
      <text:p text:style-name="P1">azul 1 = #d2eef7</text:p>
      <text:p text:style-name="P1">azul 2 = #c2e9f5</text:p>
      <text:p text:style-name="P1">azul 3 = #a0ddef</text:p>
      <text:p text:style-name="P1">azul 4 = #b6f3f3</text:p>
      <text:p text:style-name="P1">azul 5= #a2f0f0</text:p>
      <text:p text:style-name="P1">azul 6= #8feded</text:p>
      <text:p text:style-name="P1"/>
      <text:p text:style-name="P1"/>
      <text:p text:style-name="P1">verde 1= #bbf4dd</text:p>
      <text:p text:style-name="P1">verde 2= #a6f0d2</text:p>
      <text:p text:style-name="P1">verde 3= #84eac1</text:p>
      <text:p text:style-name="P1">verde 4= #ccf7ea</text:p>
      <text:p text:style-name="P1">verde 5= #acf2dd</text:p>
      <text:p text:style-name="P1">verde 6= #94efd3</text:p>
      <text:p text:style-name="P1"/>
      <text:p text:style-name="P1"/>
      <text:p text:style-name="P1">cinza 1= #<text:span text:style-name="T1">e0e0e0</text:span></text:p>
      <text:p text:style-name="P1">cinza 2= #<text:span text:style-name="T1">cecece</text:span></text:p>
      <text:p text:style-name="P1">cinza 3= #<text:span text:style-name="T1">c1c1c1</text:span></text:p>
      <text:p text:style-name="P1">cinza 4= #<text:span text:style-name="T1">f0f0f4</text:span></text:p>
      <text:p text:style-name="P1">cinza 5= #<text:span text:style-name="T1">e1e1ea</text:span></text:p>
      <text:p text:style-name="P1">cinza 6= #<text:span text:style-name="T1">d7d7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6S</meta:editing-duration>
    <meta:editing-cycles>3</meta:editing-cycles>
    <meta:generator>LibreOffice/5.4.5.1$Windows_X86_64 LibreOffice_project/79c9829dd5d8054ec39a82dc51cd9eff340dbee8</meta:generator>
    <dc:date>2020-02-18T19:04:34.745000000</dc:date>
    <meta:document-statistic meta:table-count="0" meta:image-count="0" meta:object-count="0" meta:page-count="1" meta:paragraph-count="19" meta:word-count="63" meta:character-count="311" meta:non-whitespace-character-count="267"/>
    <meta:user-defined meta:name="Info 1"/>
    <meta:user-defined meta:name="Info 2"/>
    <meta:user-defined meta:name="Info 3"/>
    <meta:user-defined meta:name="Info 4"/>
  </office:meta>
</office:document-meta>
</file>